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3.2479in" fo:margin-left="0.6236in" table:align="left"/>
    </style:style>
    <style:style style:name="Table1.A" style:family="table-column">
      <style:table-column-properties style:column-width="1.9979in"/>
    </style:style>
    <style:style style:name="Table1.B"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0604in" fo:margin-left="0.3771in" table:align="left"/>
    </style:style>
    <style:style style:name="Table2.A" style:family="table-column">
      <style:table-column-properties style:column-width="1.1174in"/>
    </style:style>
    <style:style style:name="Table2.B" style:family="table-column">
      <style:table-column-properties style:column-width="3.0681in"/>
    </style:style>
    <style:style style:name="Table2.C" style:family="table-column">
      <style:table-column-properties style:column-width="1.8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258e7d" officeooo:paragraph-rsid="00258e7d"/>
    </style:style>
    <style:style style:name="P2" style:family="paragraph" style:parent-style-name="Standard">
      <style:paragraph-properties fo:text-align="end" style:justify-single-word="false"/>
      <style:text-properties officeooo:rsid="00258e7d" officeooo:paragraph-rsid="00258e7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258e7d" officeooo:paragraph-rsid="00258e7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ef22d" officeooo:paragraph-rsid="000ef22d"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07b62" officeooo:paragraph-rsid="00107b62"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21d9d" officeooo:paragraph-rsid="00121d9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22ba8" officeooo:paragraph-rsid="00122ba8" style:font-weight-asian="bold" style:font-weight-complex="bold"/>
    </style:style>
    <style:style style:name="P8" style:family="paragraph" style:parent-style-name="Standard">
      <style:paragraph-properties fo:text-align="start" style:justify-single-word="false"/>
      <style:text-properties officeooo:paragraph-rsid="000ef22d"/>
    </style:style>
    <style:style style:name="P9" style:family="paragraph" style:parent-style-name="Standard" style:list-style-name="L1">
      <style:paragraph-properties fo:text-align="start" style:justify-single-word="false"/>
      <style:text-properties officeooo:paragraph-rsid="00142952"/>
    </style:style>
    <style:style style:name="P10" style:family="paragraph" style:parent-style-name="Standard">
      <style:paragraph-properties fo:text-align="start" style:justify-single-word="false"/>
      <style:text-properties officeooo:paragraph-rsid="00168afd"/>
    </style:style>
    <style:style style:name="P11" style:family="paragraph" style:parent-style-name="Standard">
      <style:paragraph-properties fo:text-align="start" style:justify-single-word="false"/>
      <style:text-properties officeooo:paragraph-rsid="00126098"/>
    </style:style>
    <style:style style:name="P12" style:family="paragraph" style:parent-style-name="Standard">
      <style:paragraph-properties fo:text-align="start" style:justify-single-word="false"/>
      <style:text-properties officeooo:paragraph-rsid="001bb72d"/>
    </style:style>
    <style:style style:name="P13" style:family="paragraph" style:parent-style-name="Standard">
      <style:paragraph-properties fo:text-align="start" style:justify-single-word="false"/>
      <style:text-properties officeooo:paragraph-rsid="00107b62"/>
    </style:style>
    <style:style style:name="P14"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26098" officeooo:paragraph-rsid="00126098"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26098" officeooo:paragraph-rsid="00142952"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42952" officeooo:paragraph-rsid="00142952" style:font-style-asian="italic" style:font-weight-asian="bold" style:font-style-complex="italic" style:font-weight-complex="bold"/>
    </style:style>
    <style:style style:name="P17" style:family="paragraph" style:parent-style-name="Standard" style:list-style-name="L1">
      <style:paragraph-properties fo:text-align="start" style:justify-single-word="false"/>
      <style:text-properties style:text-position="0% 100%" fo:font-style="normal" style:text-underline-style="none" fo:font-weight="normal" officeooo:rsid="00142952" officeooo:paragraph-rsid="00142952" style:font-style-asian="normal" style:font-weight-asian="normal" style:font-style-complex="normal" style:font-weight-complex="normal"/>
    </style:style>
    <style:style style:name="P18" style:family="paragraph" style:parent-style-name="Standard" style:list-style-name="L1">
      <style:paragraph-properties fo:text-align="start" style:justify-single-word="false"/>
      <style:text-properties officeooo:rsid="0014cc46" officeooo:paragraph-rsid="0014cc46"/>
    </style:style>
    <style:style style:name="P19" style:family="paragraph" style:parent-style-name="Standard">
      <style:paragraph-properties fo:text-align="start" style:justify-single-word="false"/>
      <style:text-properties fo:font-weight="bold" officeooo:rsid="0014cc46" officeooo:paragraph-rsid="0014cc46" style:font-weight-asian="bold" style:font-weight-complex="bold"/>
    </style:style>
    <style:style style:name="P20" style:family="paragraph" style:parent-style-name="Standard">
      <style:paragraph-properties fo:text-align="start" style:justify-single-word="false"/>
      <style:text-properties fo:font-weight="bold" officeooo:rsid="00159ca2" officeooo:paragraph-rsid="00159ca2" style:font-weight-asian="bold" style:font-weight-complex="bold"/>
    </style:style>
    <style:style style:name="P21" style:family="paragraph" style:parent-style-name="Standard">
      <style:paragraph-properties fo:text-align="start" style:justify-single-word="false"/>
      <style:text-properties fo:font-weight="bold" officeooo:rsid="0015fc18" officeooo:paragraph-rsid="0015fc18" style:font-weight-asian="bold" style:font-weight-complex="bold"/>
    </style:style>
    <style:style style:name="P22" style:family="paragraph" style:parent-style-name="Standard">
      <style:paragraph-properties fo:text-align="start" style:justify-single-word="false"/>
      <style:text-properties fo:font-weight="bold" officeooo:rsid="001a25cf" officeooo:paragraph-rsid="001a25cf" style:font-weight-asian="bold" style:font-weight-complex="bold"/>
    </style:style>
    <style:style style:name="P23" style:family="paragraph" style:parent-style-name="Standard">
      <style:paragraph-properties fo:text-align="start" style:justify-single-word="false"/>
      <style:text-properties officeooo:rsid="00168afd" officeooo:paragraph-rsid="00168afd"/>
    </style:style>
    <style:style style:name="P24" style:family="paragraph" style:parent-style-name="Standard">
      <style:paragraph-properties fo:text-align="start" style:justify-single-word="false"/>
      <style:text-properties officeooo:rsid="0017c7ca" officeooo:paragraph-rsid="0017c7ca"/>
    </style:style>
    <style:style style:name="P25" style:family="paragraph" style:parent-style-name="Standard">
      <style:paragraph-properties fo:text-align="start" style:justify-single-word="false"/>
      <style:text-properties officeooo:rsid="001a25cf" officeooo:paragraph-rsid="001a25cf"/>
    </style:style>
    <style:style style:name="P26" style:family="paragraph" style:parent-style-name="Standard">
      <style:paragraph-properties fo:text-align="start" style:justify-single-word="false"/>
      <style:text-properties officeooo:rsid="001bb72d" officeooo:paragraph-rsid="001bb72d"/>
    </style:style>
    <style:style style:name="P27" style:family="paragraph" style:parent-style-name="Table_20_Contents">
      <style:paragraph-properties fo:text-align="start" style:justify-single-word="false"/>
      <style:text-properties officeooo:rsid="001a25cf" officeooo:paragraph-rsid="001a25cf"/>
    </style:style>
    <style:style style:name="P28" style:family="paragraph" style:parent-style-name="Table_20_Contents">
      <style:paragraph-properties fo:text-align="start" style:justify-single-word="false"/>
      <style:text-properties officeooo:rsid="001bb72d" officeooo:paragraph-rsid="001bb72d"/>
    </style:style>
    <style:style style:name="P29" style:family="paragraph" style:parent-style-name="Table_20_Contents">
      <style:paragraph-properties fo:text-align="start" style:justify-single-word="false"/>
      <style:text-properties fo:font-weight="bold" officeooo:rsid="001bb72d" officeooo:paragraph-rsid="001bb72d" style:font-weight-asian="bold" style:font-weight-complex="bold"/>
    </style:style>
    <style:style style:name="T1" style:family="text">
      <style:text-properties officeooo:rsid="0013b65a"/>
    </style:style>
    <style:style style:name="T2" style:family="text">
      <style:text-properties officeooo:rsid="000ef22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ef22d" style:font-weight-asian="normal" style:font-weight-complex="normal"/>
    </style:style>
    <style:style style:name="T6" style:family="text">
      <style:text-properties style:text-underline-style="none" fo:font-weight="normal" officeooo:rsid="00107b62" style:font-weight-asian="normal" style:font-weight-complex="normal"/>
    </style:style>
    <style:style style:name="T7" style:family="text">
      <style:text-properties style:text-underline-style="none" fo:font-weight="normal" officeooo:rsid="00121d9d" style:font-weight-asian="normal" style:font-weight-complex="normal"/>
    </style:style>
    <style:style style:name="T8" style:family="text">
      <style:text-properties style:text-underline-style="none" fo:font-weight="normal" officeooo:rsid="00122ba8" style:font-weight-asian="normal" style:font-weight-complex="normal"/>
    </style:style>
    <style:style style:name="T9" style:family="text">
      <style:text-properties style:text-underline-style="none" fo:font-weight="normal" officeooo:rsid="00126098" style:font-weight-asian="normal" style:font-weight-complex="normal"/>
    </style:style>
    <style:style style:name="T10" style:family="text">
      <style:text-properties style:text-underline-style="none" fo:font-weight="normal" officeooo:rsid="001828f0" style:font-weight-asian="normal" style:font-weight-complex="normal"/>
    </style:style>
    <style:style style:name="T11" style:family="text">
      <style:text-properties style:text-underline-style="none" fo:font-weight="normal" officeooo:rsid="001d6aa1" style:font-weight-asian="normal" style:font-weight-complex="normal"/>
    </style:style>
    <style:style style:name="T12" style:family="text">
      <style:text-properties style:text-underline-style="none" officeooo:rsid="000ef22d"/>
    </style:style>
    <style:style style:name="T13" style:family="text">
      <style:text-properties style:text-underline-style="none" fo:font-weight="bold" officeooo:rsid="000ef22d" style:font-weight-asian="bold" style:font-weight-complex="bold"/>
    </style:style>
    <style:style style:name="T14" style:family="text">
      <style:text-properties style:text-underline-style="none" fo:font-weight="bold" officeooo:rsid="001d6aa1" style:font-weight-asian="bold" style:font-weight-complex="bold"/>
    </style:style>
    <style:style style:name="T15" style:family="text">
      <style:text-properties style:text-underline-style="none" fo:font-weight="bold" officeooo:rsid="00107b62" style:font-weight-asian="bold" style:font-weight-complex="bold"/>
    </style:style>
    <style:style style:name="T16" style:family="text">
      <style:text-properties style:text-position="super 58%" style:text-underline-style="none" fo:font-weight="normal" officeooo:rsid="00126098" style:font-weight-asian="normal" style:font-weight-complex="normal"/>
    </style:style>
    <style:style style:name="T17" style:family="text">
      <style:text-properties style:text-position="super 58%" fo:font-style="normal" style:text-underline-style="none" fo:font-weight="normal" style:font-style-asian="normal" style:font-weight-asian="normal" style:font-style-complex="normal" style:font-weight-complex="normal"/>
    </style:style>
    <style:style style:name="T18" style:family="text">
      <style:text-properties style:text-position="super 58%" fo:font-style="normal" style:text-underline-style="none" fo:font-weight="normal" officeooo:rsid="001e1ba2" style:font-style-asian="normal" style:font-weight-asian="normal" style:font-style-complex="normal" style:font-weight-complex="normal"/>
    </style:style>
    <style:style style:name="T19" style:family="text">
      <style:text-properties style:text-position="0% 100%" style:text-underline-style="none" fo:font-weight="normal" style:font-weight-asian="normal" style:font-weight-complex="normal"/>
    </style:style>
    <style:style style:name="T20" style:family="text">
      <style:text-properties style:text-position="0% 100%" style:text-underline-style="none" fo:font-weight="normal" officeooo:rsid="00142952" style:font-weight-asian="normal" style:font-weight-complex="normal"/>
    </style:style>
    <style:style style:name="T21" style:family="text">
      <style:text-properties style:text-position="0% 100%" style:text-underline-style="none" fo:font-weight="normal" officeooo:rsid="00126098" style:font-weight-asian="normal" style:font-weight-complex="normal"/>
    </style:style>
    <style:style style:name="T22" style:family="text">
      <style:text-properties style:text-position="0% 100%" style:text-underline-style="none" fo:font-weight="normal" officeooo:rsid="001e1ba2" style:font-weight-asian="normal" style:font-weight-complex="normal"/>
    </style:style>
    <style:style style:name="T23" style:family="text">
      <style:text-properties style:text-position="0% 100%" fo:font-style="normal" style:text-underline-style="none" fo:font-weight="normal" style:font-style-asian="normal" style:font-weight-asian="normal" style:font-style-complex="normal" style:font-weight-complex="normal"/>
    </style:style>
    <style:style style:name="T24" style:family="text">
      <style:text-properties style:text-position="0% 100%" fo:font-style="normal" style:text-underline-style="none" fo:font-weight="normal" officeooo:rsid="00142952" style:font-style-asian="normal" style:font-weight-asian="normal" style:font-style-complex="normal" style:font-weight-complex="normal"/>
    </style:style>
    <style:style style:name="T25" style:family="text">
      <style:text-properties style:text-position="0% 100%" fo:font-style="normal" style:text-underline-style="none" fo:font-weight="normal" officeooo:rsid="0014cc46" style:font-style-asian="normal" style:font-weight-asian="normal" style:font-style-complex="normal" style:font-weight-complex="normal"/>
    </style:style>
    <style:style style:name="T26" style:family="text">
      <style:text-properties style:text-position="0% 100%" fo:font-style="normal" style:text-underline-style="none" fo:font-weight="normal" officeooo:rsid="00159ca2" style:font-style-asian="normal" style:font-weight-asian="normal" style:font-style-complex="normal" style:font-weight-complex="normal"/>
    </style:style>
    <style:style style:name="T27" style:family="text">
      <style:text-properties style:text-position="0% 100%" fo:font-style="normal" style:text-underline-style="none" fo:font-weight="normal" officeooo:rsid="0015fc18" style:font-style-asian="normal" style:font-weight-asian="normal" style:font-style-complex="normal" style:font-weight-complex="normal"/>
    </style:style>
    <style:style style:name="T28" style:family="text">
      <style:text-properties style:text-position="0% 100%" fo:font-style="normal" style:text-underline-style="none" fo:font-weight="normal" officeooo:rsid="00168afd" style:font-style-asian="normal" style:font-weight-asian="normal" style:font-style-complex="normal" style:font-weight-complex="normal"/>
    </style:style>
    <style:style style:name="T29" style:family="text">
      <style:text-properties style:text-position="0% 100%" fo:font-style="normal" style:text-underline-style="none" fo:font-weight="normal" officeooo:rsid="0017c7ca" style:font-style-asian="normal" style:font-weight-asian="normal" style:font-style-complex="normal" style:font-weight-complex="normal"/>
    </style:style>
    <style:style style:name="T30" style:family="text">
      <style:text-properties style:text-position="0% 100%" fo:font-style="normal" style:text-underline-style="none" fo:font-weight="normal" officeooo:rsid="001828f0" style:font-style-asian="normal" style:font-weight-asian="normal" style:font-style-complex="normal" style:font-weight-complex="normal"/>
    </style:style>
    <style:style style:name="T31" style:family="text">
      <style:text-properties style:text-position="0% 100%" fo:font-style="normal" style:text-underline-style="none" fo:font-weight="normal" officeooo:rsid="00189df7" style:font-style-asian="normal" style:font-weight-asian="normal" style:font-style-complex="normal" style:font-weight-complex="normal"/>
    </style:style>
    <style:style style:name="T32" style:family="text">
      <style:text-properties style:text-position="0% 100%" fo:font-style="normal" style:text-underline-style="none" fo:font-weight="normal" officeooo:rsid="001a25cf" style:font-style-asian="normal" style:font-weight-asian="normal" style:font-style-complex="normal" style:font-weight-complex="normal"/>
    </style:style>
    <style:style style:name="T33" style:family="text">
      <style:text-properties style:text-position="0% 100%" fo:font-style="normal" style:text-underline-style="none" fo:font-weight="normal" officeooo:rsid="001c3934" style:font-style-asian="normal" style:font-weight-asian="normal" style:font-style-complex="normal" style:font-weight-complex="normal"/>
    </style:style>
    <style:style style:name="T34" style:family="text">
      <style:text-properties style:text-position="0% 100%" fo:font-style="normal" style:text-underline-style="none" fo:font-weight="normal" officeooo:rsid="001bb72d" style:font-style-asian="normal" style:font-weight-asian="normal" style:font-style-complex="normal" style:font-weight-complex="normal"/>
    </style:style>
    <style:style style:name="T35" style:family="text">
      <style:text-properties style:text-position="0% 100%" fo:font-style="normal" style:text-underline-style="none" fo:font-weight="normal" officeooo:rsid="001e1ba2" style:font-style-asian="normal" style:font-weight-asian="normal" style:font-style-complex="normal" style:font-weight-complex="normal"/>
    </style:style>
    <style:style style:name="T36" style:family="text">
      <style:text-properties style:text-position="0% 100%" fo:font-style="normal" style:text-underline-style="none" style:font-style-asian="normal" style:font-style-complex="normal"/>
    </style:style>
    <style:style style:name="T37" style:family="text">
      <style:text-properties style:text-position="0% 100%" fo:font-style="normal" style:text-underline-style="none" officeooo:rsid="00159ca2" style:font-style-asian="normal" style:font-style-complex="normal"/>
    </style:style>
    <style:style style:name="T38" style:family="text">
      <style:text-properties style:text-position="0% 100%" fo:font-style="normal" style:text-underline-style="none" fo:font-weight="bold" style:font-style-asian="normal" style:font-weight-asian="bold" style:font-style-complex="normal" style:font-weight-complex="bold"/>
    </style:style>
    <style:style style:name="T39" style:family="text">
      <style:text-properties style:text-position="0% 100%" fo:font-style="normal" style:text-underline-style="none" fo:font-weight="bold" officeooo:rsid="00168afd" style:font-style-asian="normal" style:font-weight-asian="bold" style:font-style-complex="normal" style:font-weight-complex="bold"/>
    </style:style>
    <style:style style:name="T40" style:family="text">
      <style:text-properties style:text-position="0% 100%" fo:font-style="normal" style:text-underline-style="none" fo:font-weight="bold" officeooo:rsid="001bb72d" style:font-style-asian="normal" style:font-weight-asian="bold" style:font-style-complex="normal" style:font-weight-complex="bold"/>
    </style:style>
    <style:style style:name="T41" style:family="text">
      <style:text-properties fo:font-weight="bold" style:font-weight-asian="bold" style:font-weight-complex="bold"/>
    </style:style>
    <style:style style:name="T42" style:family="text">
      <style:text-properties officeooo:rsid="00189df7"/>
    </style:style>
    <style:style style:name="T43" style:family="text">
      <style:text-properties officeooo:rsid="001d6a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ret Jackson</text:p>
      <text:p text:style-name="P1">66122573</text:p>
      <text:p text:style-name="P1">October 2<text:span text:style-name="T1">3</text:span>, 2020</text:p>
      <text:p text:style-name="P3">COSC 328 Lab <text:span text:style-name="T2">5</text:span></text:p>
      <text:p text:style-name="P4"><text:span text:style-name="T12"/></text:p>
      <text:p text:style-name="P8"><text:span text:style-name="T13">1) a) </text:span><text:span text:style-name="T11">T</text:span><text:span text:style-name="T5">rue</text:span></text:p>
      <text:p text:style-name="P8"><text:span text:style-name="T13">b) </text:span><text:span text:style-name="T11">False; there will be 6 interfaces total in the routers between the source and destination, but the source and destination each have an interface as well.</text:span></text:p>
      <text:p text:style-name="P8"><text:span text:style-name="T13">c) </text:span><text:span text:style-name="T11">T</text:span><text:span text:style-name="T6">rue; </text:span><text:span text:style-name="T11">the datagram data field is 60 bytes, and each header is 20 bytes, making for 100 bytes total. 40/100 = 40% header overhead</text:span></text:p>
      <text:p text:style-name="P13"><text:span text:style-name="T15">d) </text:span><text:span text:style-name="T11">T</text:span><text:span text:style-name="T7">rue</text:span></text:p>
      <text:p text:style-name="P13"><text:span text:style-name="T15">e) </text:span><text:span text:style-name="T11">F</text:span><text:span text:style-name="T6">alse; </text:span><text:span text:style-name="T11">the TTL is a counter which is decremented at each router.</text:span></text:p>
      <text:p text:style-name="P5"><text:span text:style-name="T4"/></text:p>
      <text:p text:style-name="P6"><text:span text:style-name="T3">2) a)</text:span><text:span text:style-name="T4"> </text:span><text:span text:style-name="T8">No, it is not possible for two packets to be forwarded from two different input ports to two different output ports with a shared bus since only one packet may move along the shared bus at a time.</text:span></text:p>
      <text:p text:style-name="P6"><text:span text:style-name="T3">b) </text:span><text:span text:style-name="T8">No, it is not possible for the two packets to be forwarded to two different out put ports if the fabric uses switching via memory since the processor can only perform one read/write operation per clock cycle.</text:span></text:p>
      <text:p text:style-name="P6"><text:span text:style-name="T3">c)</text:span><text:span text:style-name="T4"> </text:span><text:span text:style-name="T8">No, it is not possible for two packets to be forwarded to the same output port if the fabric uses a crossbar since only one packet can move along a bus at a time.</text:span></text:p>
      <text:p text:style-name="P6"><text:span text:style-name="T8"/></text:p>
      <text:p text:style-name="P7"><text:span text:style-name="T3">3) </text:span><text:span text:style-name="T9">A subnet with prefix 128.119.40.128/26 means that all IP addresses in this subnet must have the same first 26 bits as the given IP; therefore, the subnet mask for the above subnet would be 255.255.255.192, so an example of a valid IP in this subnet would be 128.119.40.136.</text:span></text:p>
      <text:p text:style-name="P11"><text:span text:style-name="T9">If an ISP owned the block of addresses in th</text:span><text:span text:style-name="T10">e</text:span><text:span text:style-name="T9"> subnet </text:span><text:span text:style-name="T10">128.119.40.64/26</text:span><text:span text:style-name="T9">, that means it owns 2</text:span><text:span text:style-name="T16">6</text:span><text:span text:style-name="T21">=64 IP addresses. Dividing this evenly by four subnets gives us 64/4=16 IP addresses </text:span><text:span text:style-name="T22">(with 16-2=14 possible hosts)</text:span><text:span text:style-name="T21"> per subnet in the ISP, divided in the following blocks:</text:span></text:p>
      <text:p text:style-name="P14"><text:span text:style-name="T19">Subnet 1: </text:span><text:span text:style-name="T23">128.119.40.</text:span><text:span text:style-name="T30">64</text:span><text:span text:style-name="T24">/28<text:tab/><text:tab/><text:tab/></text:span><text:span text:style-name="T20">Subnet 2:</text:span><text:span text:style-name="T24"> 128.119.40.</text:span><text:span text:style-name="T30">80</text:span><text:span text:style-name="T24">/28</text:span></text:p>
      <text:p text:style-name="P15"><text:span text:style-name="T20">Subnet 3:</text:span><text:span text:style-name="T24"> 128.119.40.</text:span><text:span text:style-name="T30">96</text:span><text:span text:style-name="T24">/28<text:tab/><text:tab/><text:tab/></text:span><text:span text:style-name="T20">Subnet 4:</text:span><text:span text:style-name="T24"> 128.119.40.</text:span><text:span text:style-name="T30">112</text:span><text:span text:style-name="T24">/28</text:span></text:p>
      <text:p text:style-name="P15"><text:span text:style-name="T24"/></text:p>
      <text:p text:style-name="P16"><text:span text:style-name="T36">4) </text:span><text:span text:style-name="T23">The subnet prefix for the router 223.1.17/24 has 2</text:span><text:span text:style-name="T17">8</text:span><text:span text:style-name="T35">=256</text:span><text:span text:style-name="T23"> allowable IP addresses. Since the first subnet needs 60 interfaces, the second 90, and the third 12, for a total of 162, we can safely assign more interfaces per subnet than are strictly needed.</text:span></text:p>
      <text:list xml:id="list928648869" text:style-name="L1">
        <text:list-item>
          <text:p text:style-name="P17">The first subnet receives 64-<text:span text:style-name="T42">2=62</text:span> allowable IP addresses, with a network address of 223.1.17.0/26.</text:p>
        </text:list-item>
        <text:list-item>
          <text:p text:style-name="P9"><text:span text:style-name="T24">The second subnet </text:span><text:span text:style-name="T25">gets </text:span><text:span text:style-name="T31">128-2=</text:span><text:span text:style-name="T25">1</text:span><text:span text:style-name="T31">26</text:span><text:span text:style-name="T25"> allowable IP addresses, with a network address of 223.1.17.128/25.</text:span></text:p>
        </text:list-item>
        <text:list-item>
          <text:p text:style-name="P18"><text:span text:style-name="T23">The third subnet </text:span><text:span text:style-name="T31">16-2=14</text:span><text:span text:style-name="T23"> IP addresses, with a network address of 223.1.17.192/28.</text:span></text:p>
        </text:list-item>
      </text:list>
      <text:p text:style-name="P19"><text:span text:style-name="T36"/></text:p>
      <text:p text:style-name="P19"><text:span text:style-name="T36">5) </text:span><text:span text:style-name="T37">a) </text:span><text:span text:style-name="T26">Using the given code snippet, 223.1.17.0 is global, 174.3.61.7 is also global, and 192.168.1.1 is private. This checks out when cross-referencing the given IP addresses against the Special Address Ranges (by the way, the link in the assignment takes you to the Python ipaddress module tutorial).</text:span></text:p>
      <text:p text:style-name="P20"><text:span text:style-name="T36">b)</text:span><text:span text:style-name="T23"> </text:span><text:span text:style-name="T27">i.If we use one more bit to subnet 128.119.40.64/26, the new subnets become 128.119.40.64/27 and 128.119.40.96/27.</text:span></text:p>
      <text:p text:style-name="P21"><text:span text:style-name="T23">ii. Since both subnets are indicated by the first 27 bits, the subnet masks for each will be the same, namely 255.255.255.224</text:span></text:p>
      <text:p text:style-name="P10"><text:span text:style-name="T27">iii. </text:span><text:span text:style-name="T28">The broadcast address is the highest address within the subnet, so for the first subnet, the broadcast address is 128.119.40.95, and for the second, 128.119.40.127. (The binary representation of the first network address is </text:span><text:span text:style-name="T39">1000 0000.0111 0111.0010 1000.010</text:span><text:span text:style-name="T28">0 0000. Since first 27 bits stay the same for all </text:span><text:soft-page-break/><text:span text:style-name="T28">IP addresses in the subnet, the highest address in the subnet is the bold digits followed by all 1s, or </text:span><text:span text:style-name="T39">1000 0000.0111 0111.0010 1000.010</text:span><text:span text:style-name="T28">1 1111, or 128.119.40.95. Likewise for the second subnet, the address is given by </text:span><text:span text:style-name="T39">1000 0000.0111 0111.0010 1000.011</text:span><text:span text:style-name="T28">0 0000, and the highest address in the subnet is </text:span><text:span text:style-name="T39">1000 0000.0111 0111.0010 1000.011</text:span><text:span text:style-name="T28">1 1111, or 128.119.40.127. </text:span><text:span text:style-name="T29">I realized after doing these calculations that the Python module does all of this for you, so I have included the code I used as well</text:span><text:span text:style-name="T28">).</text:span></text:p>
      <text:p text:style-name="P23"><text:span text:style-name="T23">iv) </text:span><text:span text:style-name="T29">Each subnet contains 32 addresses (see include Python code).</text:span></text:p>
      <text:p text:style-name="P24"><text:span text:style-name="T38">c)</text:span><text:span text:style-name="T23"> </text:span><text:span text:style-name="T31">As I calculated in question </text:span><text:span text:style-name="T32">4, the third subnet gets 16-2=14 addresses for usage by hosts, which is backed up by the included Python code.</text:span></text:p>
      <text:p text:style-name="P24"><text:span text:style-name="T32"/></text:p>
      <text:p text:style-name="P22"><text:span text:style-name="T36">6) a)</text:span></text:p>
      <table:table table:name="Table1" table:style-name="Table1">
        <table:table-column table:style-name="Table1.A"/>
        <table:table-column table:style-name="Table1.B"/>
        <table:table-row table:style-name="TableLine94431470325760">
          <table:table-cell table:style-name="Table1.A1" office:value-type="string">
            <text:p text:style-name="P27">Destination Address Prefix</text:p>
          </table:table-cell>
          <table:table-cell table:style-name="Table1.B1" office:value-type="string">
            <text:p text:style-name="P27">Link Interface</text:p>
          </table:table-cell>
        </table:table-row>
        <table:table-row table:style-name="TableLine94431470325760">
          <table:table-cell table:style-name="Table1.A2" office:value-type="string">
            <text:p text:style-name="P27">1110 0000</text:p>
          </table:table-cell>
          <table:table-cell table:style-name="Table1.B2" office:value-type="string">
            <text:p text:style-name="P27">0</text:p>
          </table:table-cell>
        </table:table-row>
        <table:table-row table:style-name="TableLine94431470325760">
          <table:table-cell table:style-name="Table1.A2" office:value-type="string">
            <text:p text:style-name="P27">1110 0001 0000 0000</text:p>
          </table:table-cell>
          <table:table-cell table:style-name="Table1.B2" office:value-type="string">
            <text:p text:style-name="P27">1</text:p>
          </table:table-cell>
        </table:table-row>
        <table:table-row table:style-name="TableLine94431470325760">
          <table:table-cell table:style-name="Table1.A2" office:value-type="string">
            <text:p text:style-name="P27">1110 0001</text:p>
          </table:table-cell>
          <table:table-cell table:style-name="Table1.B2" office:value-type="string">
            <text:p text:style-name="P27">2</text:p>
          </table:table-cell>
        </table:table-row>
        <table:table-row table:style-name="TableLine94431470325760">
          <table:table-cell table:style-name="Table1.A2" office:value-type="string">
            <text:p text:style-name="P27">Otherwise</text:p>
          </table:table-cell>
          <table:table-cell table:style-name="Table1.B2" office:value-type="string">
            <text:p text:style-name="P27">3</text:p>
          </table:table-cell>
        </table:table-row>
      </table:table>
      <text:p text:style-name="P25"><text:span text:style-name="T23"/></text:p>
      <text:p text:style-name="P25"><text:span text:style-name="T38">b)</text:span><text:span text:style-name="T23"> i) Since this address does not match any of the prefixes in interfaces 0-2, the datagram would be forwarded to link interface 3.</text:span></text:p>
      <text:p text:style-name="P25"><text:span text:style-name="T23">ii) Although this address matches both links 1 and 2, using longest matching prefix, the datagram would be forwarded to link 1.</text:span></text:p>
      <text:p text:style-name="P25"><text:span text:style-name="T23">iii) The address matches the prefix for link interface 3, so the datagram would be forwarded to interface 3.</text:span></text:p>
      <text:p text:style-name="P25"><text:span text:style-name="T23"/></text:p>
      <text:p text:style-name="P26"><text:span text:style-name="T38">7)</text:span><text:span text:style-name="T23"> The IP datagram is 2000 bytes and the MTU is 500 bytes. This means the IP datagram has 1980 bytes of IP payload and 20 bytes of IP header. The datagram will be split as follows:</text:span></text:p>
      <table:table table:name="Table2" table:style-name="Table2">
        <table:table-column table:style-name="Table2.A"/>
        <table:table-column table:style-name="Table2.B"/>
        <table:table-column table:style-name="Table2.C"/>
        <table:table-row table:style-name="TableLine94431471934304">
          <table:table-cell table:style-name="Table2.A1" office:value-type="string">
            <text:p text:style-name="P28">Fragment</text:p>
          </table:table-cell>
          <table:table-cell table:style-name="Table2.A1" office:value-type="string">
            <text:p text:style-name="P28">Bytes (in the data field of IP datagram)</text:p>
          </table:table-cell>
          <table:table-cell table:style-name="Table2.C1" office:value-type="string">
            <text:p text:style-name="P28">Offset (8 byte chunks)</text:p>
          </table:table-cell>
        </table:table-row>
        <table:table-row table:style-name="TableLine94431471934304">
          <table:table-cell table:style-name="Table2.A2" office:value-type="string">
            <text:p text:style-name="P28">1</text:p>
          </table:table-cell>
          <table:table-cell table:style-name="Table2.A2" office:value-type="string">
            <text:p text:style-name="P28">480</text:p>
          </table:table-cell>
          <table:table-cell table:style-name="Table2.C2" office:value-type="string">
            <text:p text:style-name="P29">0</text:p>
          </table:table-cell>
        </table:table-row>
        <table:table-row table:style-name="TableLine94431471934304">
          <table:table-cell table:style-name="Table2.A2" office:value-type="string">
            <text:p text:style-name="P28">2</text:p>
          </table:table-cell>
          <table:table-cell table:style-name="Table2.A2" office:value-type="string">
            <text:p text:style-name="P28">480</text:p>
          </table:table-cell>
          <table:table-cell table:style-name="Table2.C2" office:value-type="string">
            <text:p text:style-name="P28">480/8=<text:span text:style-name="T41">60</text:span></text:p>
          </table:table-cell>
        </table:table-row>
        <table:table-row table:style-name="TableLine94431471934304">
          <table:table-cell table:style-name="Table2.A2" office:value-type="string">
            <text:p text:style-name="P28">3</text:p>
          </table:table-cell>
          <table:table-cell table:style-name="Table2.A2" office:value-type="string">
            <text:p text:style-name="P28">480</text:p>
          </table:table-cell>
          <table:table-cell table:style-name="Table2.C2" office:value-type="string">
            <text:p text:style-name="P28">960/8=<text:span text:style-name="T41">120</text:span></text:p>
          </table:table-cell>
        </table:table-row>
        <table:table-row table:style-name="TableLine94431471934304">
          <table:table-cell table:style-name="Table2.A2" office:value-type="string">
            <text:p text:style-name="P28">4</text:p>
          </table:table-cell>
          <table:table-cell table:style-name="Table2.A2" office:value-type="string">
            <text:p text:style-name="P28">480</text:p>
          </table:table-cell>
          <table:table-cell table:style-name="Table2.C2" office:value-type="string">
            <text:p text:style-name="P28">1440/8=<text:span text:style-name="T41">180</text:span></text:p>
          </table:table-cell>
        </table:table-row>
        <table:table-row table:style-name="TableLine94431471934304">
          <table:table-cell table:style-name="Table2.A2" office:value-type="string">
            <text:p text:style-name="P28">5</text:p>
          </table:table-cell>
          <table:table-cell table:style-name="Table2.A2" office:value-type="string">
            <text:p text:style-name="P28">60</text:p>
          </table:table-cell>
          <table:table-cell table:style-name="Table2.C2" office:value-type="string">
            <text:p text:style-name="P28">1920/8=<text:span text:style-name="T41">240</text:span></text:p>
          </table:table-cell>
        </table:table-row>
      </table:table>
      <text:p text:style-name="P26"><text:span text:style-name="T23"/></text:p>
      <text:p text:style-name="P12"><text:span text:style-name="T40">8)</text:span><text:span text:style-name="T34"> </text:span><text:span text:style-name="T33">The datagram size is 1500 bytes, and carries IP and TCP headers, each of length 20 bytes. This means 1460 bytes of data can be sent per datagram. The total file size is 5,000,000 bytes, so the total number of datagrams is given by ceiling(5,000,000/1460) = 3425. The first 3424 datagrams will be 1500 bytes each, while the last one will be 5,000,000 - 3424 * 1460 + 40 = 1000 bytes lo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title="User-defined">
      <number:number number:decimal-places="4" number:min-decimal-places="4" number:min-integer-digits="1"/>
    </number:number-style>
    <number:number-style style:name="N122">
      <number:number number:decimal-places="5" number:min-decimal-places="5" number:min-integer-digits="1"/>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6T20:20:01.435054663</meta:creation-date>
    <dc:date>2020-11-07T02:33:20.143216930</dc:date>
    <meta:editing-duration>PT24M45S</meta:editing-duration>
    <meta:editing-cycles>4</meta:editing-cycles>
    <meta:generator>LibreOffice/7.0.3.1$Linux_X86_64 LibreOffice_project/00$Build-1</meta:generator>
    <meta:document-statistic meta:table-count="2" meta:image-count="0" meta:object-count="0" meta:page-count="2" meta:paragraph-count="60" meta:word-count="864" meta:character-count="4898" meta:non-whitespace-character-count="4093"/>
  </office:meta>
</office:document-meta>
</file>